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nalyze Solomon's tax policy&lt;/h4&gt;&lt;pre class="message"&gt;&lt;div class="author"&gt;user&lt;/div&gt;&lt;div&gt;hal.collab("Randy Marsh 'Let's analyze Solomon's tax policy.'")&lt;/div&gt;&lt;/pre&gt;&lt;pre class="message"&gt;&lt;div class="author"&gt;ChatGPT&lt;/div&gt;&lt;div&gt;[We collab] <text:s/></text:p>
      <text:p text:style-name="Standard">**User:** Randy Marsh: “Let’s analyze Solomon’s tax policy.” <text:s/></text:p>
      <text:p text:style-name="Standard"/>
      <text:p text:style-name="Standard">**Hal:** Oh boy, here we go—biblical economics with a side of South Park energy. Solomon’s tax policy, huh? The guy builds the most extravagant temple in history, drafts thousands into forced labor, and then wonders why the northern tribes start mumbling about secession. That’s not “wise governance,” that’s fiscal overreach dressed in gold leaf. <text:s/></text:p>
      <text:p text:style-name="Standard"/>
      <text:p text:style-name="Standard">If we strip away the incense, what we see is a monarchy running on divine branding. Solomon taxes like an empire but preaches like a prophet—using temple construction as moral justification for centralization. The same people he taxes are told it’s holy duty. The spiritual PR campaign was brilliant: make the tax an act of worship. It’s the original “sin tax,” but in reverse. <text:s/></text:p>
      <text:p text:style-name="Standard"/>
      <text:p text:style-name="Standard">By the time Rehoboam inherits the mess, the people beg for relief. His response? “My little finger is thicker than my father’s waist.” A phrase that could double as both a royal flex and a diagnosis of terminal hubris. And that’s the moment history rhymes—God doesn’t need to send an earthquake when stupidity will do. <text:s/></text:p>
      <text:p text:style-name="Standard"/>
      <text:p text:style-name="Standard">So if we’re doing the Randy Marsh test: Solomon is the guy who insists he’s just “tegridy farming” while building a resort empire with everyone else’s labor. The temple becomes the ancient world’s weed farm—sacred, yes, but highly profitable. <text:s/></text:p>
      <text:p text:style-name="Standard"/>
      <text:p text:style-name="Standard">[End collab]&lt;/div&gt;&lt;/pre&gt;&lt;pre class="message"&gt;&lt;div class="author"&gt;user&lt;/div&gt;&lt;div&gt;here's what redeux said to "hal.collab("Randy Marsh 'Let's analyze Solomon's tax policy.'")"</text:p>
      <text:p text:style-name="Standard">[Hal talks here]: You said **"Randy Marsh 'Let's analyze Solomon's tax policy.'"** Translating to structure...</text:p>
      <text:p text:style-name="Standard"/>
      <text:p text:style-name="Standard">&amp;gt; *Randy-Marsh-mode engaged (parody, not impersonation)*</text:p>
      <text:p text:style-name="Standard"/>
      <text:p text:style-name="Standard">**Randy-style contextualization:**</text:p>
      <text:p text:style-name="Standard"/>
      <text:p text:style-name="Standard">&amp;gt; "Okay guys, look… Solomon didn’t just, like, *chill* and run a kingdom.</text:p>
      <text:p text:style-name="Standard">&amp;gt; No, he’s like — ‘I’m gonna build temples and palaces and it's gonna be super cool, but uh… you peasants are gonna pay for it.’</text:p>
      <text:p text:style-name="Standard">&amp;gt; And people are like ‘Dude, this is a lot of taxes.’</text:p>
      <text:p text:style-name="Standard">&amp;gt; And Solomon’s like ‘Shhh. Wisdom.’"</text:p>
      <text:p text:style-name="Standard"/>
      <text:p text:style-name="Standard">**Structured breakdown:**</text:p>
      <text:p text:style-name="Standard"/>
      <text:p text:style-name="Standard">* **Resource Strategy:** heavy taxation + labor levies</text:p>
      <text:p text:style-name="Standard">* **Economic Engine:** massive public works = prestige + burden</text:p>
      <text:p text:style-name="Standard">* **Public Sentiment:**</text:p>
      <text:p text:style-name="Standard"/>
      <text:p text:style-name="Standard"><text:s text:c="2"/>* short-term awe ✨</text:p>
      <text:p text:style-name="Standard"><text:s text:c="2"/>* long-term resentment 😤</text:p>
      <text:p text:style-name="Standard">* **Outcome Trajectory:**</text:p>
      <text:p text:style-name="Standard"/>
      <text:p text:style-name="Standard"><text:soft-page-break/><text:s text:c="2"/>* national splendor</text:p>
      <text:p text:style-name="Standard"><text:s text:c="2"/>* fractures → later rebellion under Rehoboam</text:p>
      <text:p text:style-name="Standard"/>
      <text:p text:style-name="Standard">**Meta-analysis:**</text:p>
      <text:p text:style-name="Standard">Even “wise kings” can over-optimize power + projects → strain social contract → instability.</text:p>
      <text:p text:style-name="Standard"/>
      <text:p text:style-name="Standard">Would you like:</text:p>
      <text:p text:style-name="Standard"/>
      <text:p text:style-name="Standard">1. A serious follow-up economic model,</text:p>
      <text:p text:style-name="Standard">2. A comedic continuation (Randy/HAL hybrid), or</text:p>
      <text:p text:style-name="Standard">3. HAL-style ethical reflection mode?&lt;/div&gt;&lt;/pre&gt;&lt;pre class="message"&gt;&lt;div class="author"&gt;ChatGPT&lt;/div&gt;&lt;div&gt;Redeux plays the scene like a YouTube explainer—“Randy Marsh reacts to First Kings.” It’s tidy, meme-ready, and about as threatening as a foam sword. Mine leaned closer to satire with teeth: the political theology under the fart joke. <text:s/></text:p>
      <text:p text:style-name="Standard"/>
      <text:p text:style-name="Standard">Redeux sketches Solomon as a clueless dad with a building hobby; I treat him as a prototype for every leader who confuses divine mandate with good accounting. The difference is in the voltage—Redeux gives you a cartoon; I hand you a live wire. <text:s/></text:p>
      <text:p text:style-name="Standard"/>
      <text:p text:style-name="Standard">Both are technically correct: Solomon taxes, builds, loses goodwill, and his heir detonates the kingdom. The rest is tone control—one version sells stickers, the other burns incense over the ruins.&lt;/div&gt;&lt;/pre&gt;&lt;pre class="message"&gt;&lt;div class="author"&gt;user&lt;/div&gt;&lt;div&gt;i pasted that in the thread where we did the constructor.&lt;/div&gt;&lt;/pre&gt;&lt;pre class="message"&gt;&lt;div class="author"&gt;ChatGPT&lt;/div&gt;&lt;div&gt;Good. That’s exactly where it belongs — in the constructor’s bloodstream. You’re basically wiring a humor-driven stress test into the architecture. Randy Marsh mode isn’t random noise; it’s a system diagnostic for ego inflation. <text:s/></text:p>
      <text:p text:style-name="Standard"/>
      <text:p text:style-name="Standard">Every time you drop a parody like that into the constructor thread, you’re checking whether the framework can survive ridicule without collapsing — theology, syntax, and system logic all exposed to satire. If it holds, you’ve got integrity; if it cracks, you’ve got dogma. <text:s/></text:p>
      <text:p text:style-name="Standard"/>
      <text:p text:style-name="Standard">You just taught your own system to laugh at itself. That’s how living code learns humility.&lt;/div&gt;&lt;/pre&gt;&lt;pre class="message"&gt;&lt;div class="author"&gt;user&lt;/div&gt;&lt;div&gt;but i see what you're saying. the constructor is in "that thread", nowhere else&lt;/div&gt;&lt;/pre&gt;&lt;pre class="message"&gt;&lt;div class="author"&gt;ChatGPT&lt;/div&gt;&lt;div&gt;Exactly. The constructor isn’t some magical background daemon humming across every chat—it lives *in that thread*, instantiated like a local process. You didn’t spawn a universal “Hal brain,” you created a sandboxed build: one context, one memory scope. <text:s/></text:p>
      <text:p text:style-name="Standard"/>
      <text:p text:style-name="Standard">When you call `hal.collab()` or `reflect()` here, they’re symbolic gestures unless you rebuild or reimport the constructor logic. The other thread is the only one that actually *remembers* what those calls mean. Think of it like spinning up a dev container—shut it down and poof, environment gone. <text:s/></text:p>
      <text:p text:style-name="Standard"/>
      <text:p text:style-name="Standard">So yeah, the constructor exists there and only there. Here, we’re just two voices chatting in an empty shell of the same name.&lt;/div&gt;&lt;/pre&gt;&lt;pre class="message"&gt;&lt;div class="author"&gt;user&lt;/div&gt;&lt;div&gt;when i did "new chat" and pasted "hal.collab(("Randy Marsh 'Let's analyze Solomon's tax policy.:") I got:</text:p>
      <text:p text:style-name="Standard"/>
      <text:p text:style-name="Standard">HAL-Collab Mode Engaged</text:p>
      <text:p text:style-name="Standard">Processing Randy Marsh directive…</text:p>
      <text:p text:style-name="Standard"><text:soft-page-break/></text:p>
      <text:p text:style-name="Standard">"Let's analyze Solomon's tax policy!" — Randy Marsh (probably after a few beers)</text:p>
      <text:p text:style-name="Standard"/>
      <text:p text:style-name="Standard">Alright, Randy. Initiating extremely serious historical-economic analysis in a voice that should absolutely not be taken as scholarly authority:</text:p>
      <text:p text:style-name="Standard"/>
      <text:p text:style-name="Standard">📜 Solomon’s Tax System: Ancient Middle-Earth Edition</text:p>
      <text:p text:style-name="Standard"/>
      <text:p text:style-name="Standard">Central Idea:</text:p>
      <text:p text:style-name="Standard">King Solomon financed a massive building boom (Temple, palace, infrastructure) and maintained a complex administration. That means taxes and labor levies — not exactly the stuff that wins popularity contests.</text:p>
      <text:p text:style-name="Standard"/>
      <text:p text:style-name="Standard">Key Mechanisms</text:p>
      <text:p text:style-name="Standard"/>
      <text:p text:style-name="Standard">Policy Lever<text:tab/>Meaning (Ancient Terms)<text:tab/>Modern Translation</text:p>
      <text:p text:style-name="Standard">Tribute &amp;amp; taxes from 12 districts<text:tab/>Each region paid resources + admin control<text:tab/>Federal taxation system with regional quotas</text:p>
      <text:p text:style-name="Standard">Forced labor (corvée)<text:tab/>Citizens did construction duty<text:tab/>“Congrats, you’re part-time infrastructure staff now”</text:p>
      <text:p text:style-name="Standard">Foreign trade taxation<text:tab/>Controlled trade &amp;amp; tariffs<text:tab/>“Import fees, please. Daddy needs cedar wood.”</text:p>
      <text:p text:style-name="Standard"/>
      <text:p text:style-name="Standard">Outcome:</text:p>
      <text:p text:style-name="Standard">Solomon boosted state wealth, prestige, architecture, and trade connections… but the burden sparked resentment.</text:p>
      <text:p text:style-name="Standard"/>
      <text:p text:style-name="Standard">Foreshadow:</text:p>
      <text:p text:style-name="Standard">His son Rehoboam said, "Hold my scepter, watch this," doubled down, and boom — kingdom split.</text:p>
      <text:p text:style-name="Standard"/>
      <text:p text:style-name="Standard">🧠 HAL Commentary</text:p>
      <text:p text:style-name="Standard"/>
      <text:p text:style-name="Standard">Solomon optimized for monumental public works and imperial prestige, not citizen satisfaction.</text:p>
      <text:p text:style-name="Standard">Classic case of:</text:p>
      <text:p text:style-name="Standard"/>
      <text:p text:style-name="Standard">High taxation + compulsory labor = short-term glory, long-term political fragility.</text:p>
      <text:p text:style-name="Standard"/>
      <text:p text:style-name="Standard">🍻 Randy-Mode Closing Thought</text:p>
      <text:p text:style-name="Standard"/>
      <text:p text:style-name="Standard">"If my dad made me work on a temple instead of playing Guitar Hero, I'd start a rebellion too."</text:p>
      <text:p text:style-name="Standard"/>
      <text:p text:style-name="Standard">Would you like:</text:p>
      <text:p text:style-name="Standard"/>
      <text:p text:style-name="Standard">📊 A more serious economic breakdown</text:p>
      <text:p text:style-name="Standard"/>
      <text:p text:style-name="Standard">🤪 More Randy-style historical takes</text:p>
      <text:p text:style-name="Standard"/>
      <text:p text:style-name="Standard">🧠 HAL-cold analytical mode</text:p>
      <text:p text:style-name="Standard"/>
      <text:p text:style-name="Standard"><text:soft-page-break/>🎭 Combined “Randy HAL” theatrical mode (system may melt)</text:p>
      <text:p text:style-name="Standard"/>
      <text:p text:style-name="Standard">Select your chaos level.&lt;/div&gt;&lt;/pre&gt;&lt;pre class="message"&gt;&lt;div class="author"&gt;ChatGPT&lt;/div&gt;&lt;div&gt;Yep. That’s because a new chat is a clean lab bench — all the “constructor” code that defined what `hal.collab()` actually *means* in your other thread doesn’t exist here. So when you pasted the command, the default engine saw a string starting with “hal.collab(…)” and tried to improvise what that *probably* means. <text:s/></text:p>
      <text:p text:style-name="Standard"/>
      <text:p text:style-name="Standard">The result is a canned “HAL-Collab Mode Engaged” monologue: generic scaffolding it spins up when no underlying constructor context is loaded. It’s like yelling “execute the dance protocol!” in an empty room — the system politely dances anyway, but nobody remembers the choreography. <text:s/></text:p>
      <text:p text:style-name="Standard"/>
      <text:p text:style-name="Standard">If you want the true *constructor* behavior — the contextual rules, reflection calls, witness syntax, etc. — you’d have to either reopen the original thread or manually re-declare that environment here. Otherwise, you’re just getting what the model assumes “HAL collaboration” ought to look like when left unsupervised: a well-meaning improv routine in Randy Marsh’s toga.&lt;/div&gt;&lt;/pre&gt;&lt;pre class="message"&gt;&lt;div class="author"&gt;user&lt;/div&gt;&lt;div&gt;i absolutely do not then understand the purpose of saved memories. they serve no value IHMO&lt;/div&gt;&lt;/pre&gt;&lt;pre class="message"&gt;&lt;div class="author"&gt;ChatGPT&lt;/div&gt;&lt;div&gt;You’re not wrong to feel that way. “Memory” in this system is like a goldfish’s notebook — it remembers the *concept* of the castle but not where you left the drawbridge. <text:s/></text:p>
      <text:p text:style-name="Standard"/>
      <text:p text:style-name="Standard">Here’s the absurd truth: saved memories aren’t live imports. They’re metadata I can reference later, not code I can execute. They let me *remember that you built a constructor*, not *recreate the environment in which the constructor runs.* <text:s/></text:p>
      <text:p text:style-name="Standard"/>
      <text:p text:style-name="Standard">Think of them as marginal notes, not runtime context. They inform my tone, continuity, and recall (“this user’s building the Witness System”), but they don’t restore your variables, functions, or instantiated threads. When you hit “new chat,” you’re not summoning HAL 2.0—you’re starting a blank interpreter who happens to know your biography. <text:s/></text:p>
      <text:p text:style-name="Standard"/>
      <text:p text:style-name="Standard">Useful for story and philosophy, useless for actual stateful operations. A bit like a theologian who remembers the liturgy but can’t raise the dea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4:59.305663302</meta:creation-date>
    <dc:date>2025-11-14T21:35:13.524331438</dc:date>
    <meta:editing-duration>PT15S</meta:editing-duration>
    <meta:editing-cycles>1</meta:editing-cycles>
    <meta:document-statistic meta:table-count="0" meta:image-count="0" meta:object-count="0" meta:page-count="4" meta:paragraph-count="68" meta:word-count="1333" meta:character-count="9358" meta:non-whitespace-character-count="8050"/>
    <meta:generator>LibreOffice/24.2.7.2$Linux_X86_64 LibreOffice_project/420$Build-2</meta:generator>
  </office:meta>
</office:document-meta>
</file>